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, 'Segoe UI', Arial, Tahom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paragraph-rsid="00130253"/>
    </style:style>
    <style:style style:name="P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0c2106" officeooo:paragraph-rsid="00130253"/>
    </style:style>
    <style:style style:name="P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0c593c" officeooo:paragraph-rsid="00130253"/>
    </style:style>
    <style:style style:name="P4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0dee32" officeooo:paragraph-rsid="00130253"/>
    </style:style>
    <style:style style:name="P5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0fc5ad" officeooo:paragraph-rsid="00130253"/>
    </style:style>
    <style:style style:name="P6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1188aa" officeooo:paragraph-rsid="001188aa"/>
    </style:style>
    <style:style style:name="P7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1188aa" officeooo:paragraph-rsid="00130253"/>
    </style:style>
    <style:style style:name="P8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0c593c" officeooo:paragraph-rsid="00130253"/>
    </style:style>
    <style:style style:name="P9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0dee32" officeooo:paragraph-rsid="00130253"/>
    </style:style>
    <style:style style:name="P10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0fc5ad" officeooo:paragraph-rsid="00130253"/>
    </style:style>
    <style:style style:name="P11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11c6d7" officeooo:paragraph-rsid="00130253"/>
    </style:style>
    <style:style style:name="P12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15c66a" officeooo:paragraph-rsid="00130253"/>
    </style:style>
    <style:style style:name="P13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15bda9" officeooo:paragraph-rsid="00130253"/>
    </style:style>
    <style:style style:name="P14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52525" style:font-name="sans-serif" fo:font-size="10.5pt" fo:letter-spacing="normal" fo:font-style="normal" fo:font-weight="normal" officeooo:rsid="000dee32" officeooo:paragraph-rsid="00130253"/>
    </style:style>
    <style:style style:name="P15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officeooo:rsid="0015aeec" officeooo:paragraph-rsid="0015aeec" style:text-blinking="false" fo:padding="0cm" fo:border="none"/>
    </style:style>
    <style:style style:name="P16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officeooo:rsid="000c593c" officeooo:paragraph-rsid="001423a6"/>
    </style:style>
    <style:style style:name="P17" style:family="paragraph" style:parent-style-name="Standard">
      <style:paragraph-properties fo:margin-left="0cm" fo:margin-right="0cm" fo:text-align="start" style:justify-single-word="false" fo:widows="1" fo:text-indent="0cm" style:auto-text-indent="false"/>
      <style:text-properties fo:text-transform="uppercase" fo:color="#990099" style:text-line-through-style="none" style:text-line-through-type="none" style:font-name="Verdana" fo:font-size="10.5pt" fo:letter-spacing="normal" fo:font-style="normal" style:text-underline-style="none" fo:font-weight="bold" officeooo:rsid="000c2106" officeooo:paragraph-rsid="00130253" style:text-blinking="false" fo:padding="0cm" fo:border="none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0c2106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normal" officeooo:rsid="000c593c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officeooo:rsid="000dee32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 officeooo:rsid="000fc5ad"/>
    </style:style>
    <style:style style:name="T6" style:family="text">
      <style:text-properties fo:font-variant="normal" fo:text-transform="none" fo:color="#252525" style:font-name="sans-serif" fo:font-size="10.5pt" fo:letter-spacing="normal" fo:font-style="normal" fo:font-weight="normal" officeooo:rsid="001631dc"/>
    </style:style>
    <style:style style:name="T7" style:family="text">
      <style:text-properties fo:font-variant="normal" fo:text-transform="none" fo:color="#252525" style:font-name="sans-serif" fo:font-size="10.5pt" fo:letter-spacing="normal" fo:font-style="normal" fo:font-weight="normal" officeooo:rsid="0015c66a"/>
    </style:style>
    <style:style style:name="T8" style:family="text">
      <style:text-properties fo:font-variant="normal" fo:text-transform="none" fo:color="#252525" style:font-name="sans-serif" fo:font-size="10.5pt" fo:letter-spacing="normal" fo:font-style="normal" fo:font-weight="normal" officeooo:rsid="0015bda9"/>
    </style:style>
    <style:style style:name="T9" style:family="text">
      <style:text-properties fo:font-variant="normal" fo:text-transform="none" fo:color="#252525" style:font-name="sans-serif" fo:font-size="10.5pt" fo:letter-spacing="normal" fo:font-style="normal" fo:font-weight="normal" officeooo:rsid="00182b3e"/>
    </style:style>
    <style:style style:name="T10" style:family="text">
      <style:text-properties fo:font-variant="normal" fo:text-transform="none" fo:color="#252525" style:font-name="sans-serif" fo:font-size="10.5pt" fo:letter-spacing="normal" fo:font-style="normal" fo:font-weight="normal" officeooo:rsid="001648a8"/>
    </style:style>
    <style:style style:name="T11" style:family="text">
      <style:text-properties fo:font-variant="normal" fo:text-transform="none" fo:color="#252525" style:font-name="sans-serif" fo:font-size="10.5pt" fo:letter-spacing="normal" fo:font-style="normal" fo:font-weight="normal" officeooo:rsid="001423a6"/>
    </style:style>
    <style:style style:name="T12" style:family="text">
      <style:text-properties fo:font-variant="normal" fo:text-transform="none" fo:color="#252525" style:font-name="sans-serif" fo:font-size="10.5pt" fo:letter-spacing="normal" fo:font-style="normal" fo:font-weight="normal" officeooo:rsid="0015aeec"/>
    </style:style>
    <style:style style:name="T13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officeooo:rsid="000c2106" style:text-blinking="false"/>
    </style:style>
    <style:style style:name="T15" style:family="text">
      <style:text-properties fo:font-variant="normal" fo:text-transform="none" fo:color="#252525" style:text-position="super 58%" style:font-name="sans-serif" fo:font-size="10.5pt" fo:letter-spacing="normal" fo:font-style="normal" fo:font-weight="normal" officeooo:rsid="000fc5ad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7" style:family="text">
      <style:text-properties officeooo:rsid="001188aa"/>
    </style:style>
    <style:style style:name="T18" style:family="text">
      <style:text-properties officeooo:rsid="0013b005"/>
    </style:style>
    <style:style style:name="T19" style:family="text">
      <style:text-properties officeooo:rsid="001236a7"/>
    </style:style>
    <style:style style:name="T20" style:family="text">
      <style:text-properties officeooo:rsid="001423a6"/>
    </style:style>
    <style:style style:name="T21" style:family="text">
      <style:text-properties officeooo:rsid="0014fd23"/>
    </style:style>
    <style:style style:name="T22" style:family="text">
      <style:text-properties style:font-name="Ari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igeria</text:p>
      <text:p text:style-name="P17"/>
      <text:p text:style-name="P15"/>
      <text:p text:style-name="P2"/>
      <text:p text:style-name="P1"><text:span text:style-name="T1">Nigeria is located in </text:span><text:a xlink:type="simple" xlink:href="http://en.wikipedia.org/wiki/West_Africa"><text:span text:style-name="T16">West Africa</text:span></text:a><text:span text:style-name="T13"> </text:span><text:span text:style-name="T1">and shares land borders with the Republic of </text:span><text:a xlink:type="simple" xlink:href="http://en.wikipedia.org/wiki/Benin">Benin</text:a><text:span text:style-name="T16"> </text:span><text:span text:style-name="T1">in the west, <text:s/></text:span><text:span text:style-name="T11">and </text:span><text:a xlink:type="simple" xlink:href="http://en.wikipedia.org/wiki/Chad"><text:span text:style-name="T16">Chad</text:span></text:a><text:span text:style-name="T13"> </text:span><text:span text:style-name="T1">and </text:span><text:a xlink:type="simple" xlink:href="http://en.wikipedia.org/wiki/Cameroon"><text:span text:style-name="T16">Cameroon</text:span></text:a><text:span text:style-name="T13"> </text:span><text:span text:style-name="T14">i</text:span><text:span text:style-name="T1">n the east. </text:span><text:span text:style-name="T6">It is one of the largest nations in Afric</text:span><text:span text:style-name="T11">a</text:span><text:span text:style-name="T6">. It is named after </text:span><text:span text:style-name="T11">the </text:span><text:span text:style-name="T6">Niger river that flows through it.</text:span><text:span text:style-name="T1"> </text:span><text:span text:style-name="T11">The </text:span><text:span text:style-name="T6">Nigerian flag has only two colours, </text:span><text:span text:style-name="T11">g</text:span><text:span text:style-name="T6">reen and </text:span><text:span text:style-name="T11">w</text:span><text:span text:style-name="T6">hite. </text:span><text:span text:style-name="T2">The ruling political party is </text:span><text:span text:style-name="T11">the</text:span><text:span text:style-name="T2"> </text:span><text:span text:style-name="T3">People's Democratic Party. </text:span><text:span text:style-name="T11">T</text:span><text:span text:style-name="T3">he </text:span><text:span text:style-name="T11">p</text:span><text:span text:style-name="T3">resident is </text:span><text:span text:style-name="T12">Muhammadu Buhari</text:span><text:span text:style-name="T3">. Nigeria's currency is </text:span><text:span text:style-name="T11">the </text:span><text:span text:style-name="T3">Naira. The </text:span><text:span text:style-name="T11">n</text:span><text:span text:style-name="T3">ational anthem is called “Arise, O Compatriots”. Their national football team's nickname is </text:span><text:span text:style-name="T11">the</text:span><text:span text:style-name="T3"> Super Eagles. </text:span><text:span text:style-name="T7">In Nigeria, age earns respect in many families. As a mark of honor, older siblings may be addressed as 'Senior Sister' and 'Senior Brother'.</text:span></text:p>
      <text:p text:style-name="P12"/>
      <text:p text:style-name="P8">CHAD</text:p>
      <text:p text:style-name="P3"/>
      <text:p text:style-name="P16"><text:span text:style-name="T1">Chad</text:span><text:span text:style-name="T11">'s</text:span><text:span text:style-name="T1"> flag has three colours: red, blue and yellow. Chad's capital town is N'Djamena. The</text:span><text:span text:style-name="T11">re</text:span><text:span text:style-name="T1"> </text:span><text:span text:style-name="T11">are</text:span><text:span text:style-name="T1"> two official languages: French and Arabic. </text:span><text:span text:style-name="T4">Chad is divided into 22 regions. 80% of Chad</text:span><text:span text:style-name="T11">'</text:span><text:span text:style-name="T4">s population is poor. </text:span><text:span text:style-name="T8">Chad</text:span><text:span text:style-name="T11">'s two</text:span><text:span text:style-name="T8"> rivers, </text:span><text:span text:style-name="T11">the </text:span><text:span text:style-name="T8">Chari and </text:span><text:span text:style-name="T11">the </text:span><text:span text:style-name="T8">Legone, are only navigable in wet seasons.</text:span></text:p>
      <text:p text:style-name="P13"/>
      <text:p text:style-name="P9">UGANDA</text:p>
      <text:p text:style-name="P4"/>
      <text:p text:style-name="P4"><text:span text:style-name="T5">The ruling political party is </text:span><text:span text:style-name="T11">the </text:span><text:span text:style-name="T5">National Resistance Movement. </text:span><text:span text:style-name="T1">Uganda's longest river is </text:span><text:span text:style-name="T11">the</text:span><text:span text:style-name="T1"> Nile River. Uganda</text:span><text:span text:style-name="T11">'s primary exports </text:span><text:span text:style-name="T5">are Coffee,Tea, and Cotton. </text:span><text:span text:style-name="T11">Uganda gained </text:span><text:span text:style-name="T5">independence on the 09</text:span><text:span text:style-name="T15">th</text:span><text:span text:style-name="T5"> of October 1962. </text:span><text:span text:style-name="T11">It</text:span><text:span text:style-name="T5"> </text:span><text:span text:style-name="T11">has</text:span><text:span text:style-name="T5"> a population of 35 million </text:span><text:span text:style-name="T11">and</text:span><text:span text:style-name="T5"> 111 districts. </text:span><text:span text:style-name="T9">Uganda is one of the 13 countries that <text:s/></text:span><text:span text:style-name="T11">the </text:span><text:span text:style-name="T9">Equator pass</text:span><text:span text:style-name="T11">es</text:span><text:span text:style-name="T9"> through.</text:span><text:span text:style-name="T5"> </text:span><text:span text:style-name="T1">Uganda is more temperate than the surrounding areas due to its altitude. The climate is tropical; generally rainy with two dry seasons (December to February, June to August). </text:span><text:span text:style-name="T10">U</text:span><text:span text:style-name="T1">ganda is </text:span><text:span text:style-name="T10">landlocked </text:span><text:span text:style-name="T1">with no access to the sea.</text:span></text:p>
      <text:p text:style-name="P9"/>
      <text:p text:style-name="P10">ETHIOPIA</text:p>
      <text:p text:style-name="P5"/>
      <text:p text:style-name="P5"><text:span text:style-name="T18">The meaning of Ethiopia is “burnt of visage” and is derived from Greek. Ethiopia is one of the few countries in Africa which has never lost independence. <text:s/></text:span>Ethiopia's life expectancy is 42 years. The national dish is wat. <text:span text:style-name="T20">Ethiopia uses </text:span>a different calend<text:span text:style-name="T20">a</text:span>r <text:span text:style-name="T20">than the rest of the world, which </text:span>has 13 months. The currency is <text:span text:style-name="T20">the </text:span>Birr. <text:span text:style-name="T20">In </text:span>1995 they adopted a constitution <text:span text:style-name="T17">replacing traditional Shengo law. Ethiopia's country code is 251. The country has two autonomous regions: the capital Addis Ababa and Dire Dawa. There are 2 national sport teams: the National Football team and <text:s/>the Olympic Athletes.</text:span></text:p>
      <text:p text:style-name="P6"/>
      <text:p text:style-name="P7">SENEGAL</text:p>
      <text:p text:style-name="P7"/>
      <text:p text:style-name="P11">The countr<text:span text:style-name="T21">y's </text:span>name comes from <text:span text:style-name="T21">the</text:span> Senegal river. It<text:span text:style-name="T21">s</text:span> capital <text:span text:style-name="T21">city</text:span> is Dakar. Senegal shares its borders <text:span text:style-name="T21">with </text:span>countries <text:span text:style-name="T21">such as </text:span>Mali, <text:s/><text:span text:style-name="T21">the </text:span>Gambia, and Guinea. <text:span text:style-name="T21">Some of its big cities are</text:span> Dakar, Grand Dakar and Pikine. The last population count which was done in 2012 was 13.6 million. Their currency is <text:span text:style-name="T21">the </text:span>CFA franc (XOF). They speak variety of languages like French, Wolof, <text:span text:style-name="T21">and</text:span> Sonika. <text:span text:style-name="T21">The growth rate in 2013 was 4% . 90% percent of the population paractises Islam. The internet code is .s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Verdana" svg:font-family="Verdana, 'Segoe UI', Arial, Tahoma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3:27:33.453608435</meta:creation-date>
    <meta:editing-duration>PT19M15S</meta:editing-duration>
    <meta:editing-cycles>6</meta:editing-cycles>
    <meta:generator>LibreOffice/4.2.8.2$Linux_X86_64 LibreOffice_project/420m0$Build-2</meta:generator>
    <dc:date>2015-05-07T15:46:18.159822912</dc:date>
    <meta:document-statistic meta:table-count="0" meta:image-count="0" meta:object-count="0" meta:page-count="1" meta:paragraph-count="10" meta:word-count="445" meta:character-count="2642" meta:non-whitespace-character-count="2202"/>
  </office:meta>
</office:document-meta>
</file>